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99ff"/>
    </style:style>
    <style:style style:name="P3" style:family="paragraph" style:parent-style-name="Standard" style:list-style-name="L1">
      <style:text-properties fo:color="#ff8080"/>
    </style:style>
    <style:style style:name="P4" style:family="paragraph" style:parent-style-name="Standard" style:list-style-name="L1">
      <style:text-properties fo:color="#00dcff"/>
    </style:style>
    <style:style style:name="P5" style:family="paragraph" style:parent-style-name="Standard" style:list-style-name="L1">
      <style:text-properties fo:color="#ffd320"/>
    </style:style>
    <style:style style:name="P6" style:family="paragraph" style:parent-style-name="Standard" style:list-style-name="L1">
      <style:text-properties fo:color="#cc6633"/>
    </style:style>
    <style:style style:name="P7" style:family="paragraph" style:parent-style-name="Standard" style:list-style-name="L1">
      <style:text-properties fo:color="#0084d1"/>
    </style:style>
    <style:style style:name="T1" style:family="text">
      <style:text-properties fo:color="#c0c0c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670643" text:style-name="L1">
        <text:list-item>
          <text:p text:style-name="P2">AutoZalent</text:p>
          <text:list>
            <text:list-item>
              <text:p text:style-name="P3">Documents</text:p>
            </text:list-item>
            <text:list-item>
              <text:p text:style-name="P3">Tools</text:p>
            </text:list-item>
            <text:list-item>
              <text:p text:style-name="P3">Source</text:p>
              <text:list>
                <text:list-item>
                  <text:p text:style-name="P4">Components</text:p>
                  <text:list>
                    <text:list-item>
                      <text:p text:style-name="P5">Core</text:p>
                      <text:list>
                        <text:list-item>
                          <text:p text:style-name="P6">Resources</text:p>
                          <text:list>
                            <text:list-item>
                              <text:p text:style-name="P7">Images</text:p>
                              <text:list>
                                <text:list-item>
                                  <text:p text:style-name="P1">*.jpg</text:p>
                                </text:list-item>
                                <text:list-item>
                                  <text:p text:style-name="P1">*.png</text:p>
                                </text:list-item>
                                <text:list-item>
                                  <text:p text:style-name="P1">..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list>
                        <text:list-item>
                          <text:p text:style-name="P6">*.h</text:p>
                        </text:list-item>
                        <text:list-item>
                          <text:p text:style-name="P6">*.cpp</text:p>
                        </text:list-item>
                        <text:list-item>
                          <text:p text:style-name="P6">*.form</text:p>
                        </text:list-item>
                        <text:list-item>
                          <text:p text:style-name="P6">*.qrc</text:p>
                        </text:list-item>
                        <text:list-item>
                          <text:p text:style-name="P6">*.pro</text:p>
                        </text:list-item>
                      </text:list>
                    </text:list-item>
                    <text:list-item>
                      <text:p text:style-name="P5">Addin1</text:p>
                    </text:list-item>
                    <text:list-item>
                      <text:p text:style-name="P5">Addin2</text:p>
                    </text:list-item>
                  </text:list>
                </text:list-item>
                <text:list-item>
                  <text:p text:style-name="P4">Shadow-Build <text:span text:style-name="T1">[Generated by Qt Creator]</text:span></text:p>
                  <text:list>
                    <text:list-item>
                      <text:p text:style-name="P5">Core</text:p>
                    </text:list-item>
                    <text:list-item>
                      <text:p text:style-name="P5">Addin1</text:p>
                    </text:list-item>
                    <text:list-item>
                      <text:p text:style-name="P5">Addin2</text:p>
                    </text:list-item>
                  </text:list>
                </text:list-item>
              </text:list>
            </text:list-item>
            <text:list-item>
              <text:p text:style-name="P3">SDK</text:p>
              <text:list>
                <text:list-item>
                  <text:p text:style-name="P4">Include</text:p>
                  <text:list>
                    <text:list-item>
                      <text:p text:style-name="P5">Core</text:p>
                      <text:list>
                        <text:list-item>
                          <text:p text:style-name="P6">*.h</text:p>
                        </text:list-item>
                      </text:list>
                    </text:list-item>
                    <text:list-item>
                      <text:p text:style-name="P5">Addin1</text:p>
                    </text:list-item>
                    <text:list-item>
                      <text:p text:style-name="P5">Addin2</text:p>
                    </text:list-item>
                  </text:list>
                </text:list-item>
              </text:list>
            </text:list-item>
            <text:list-item>
              <text:p text:style-name="P3">Binary <text:span text:style-name="T1">[Generated]</text:span></text:p>
              <text:list>
                <text:list-item>
                  <text:p text:style-name="P4">Lib</text:p>
                  <text:list>
                    <text:list-item>
                      <text:p text:style-name="P5">x86</text:p>
                      <text:list>
                        <text:list-item>
                          <text:p text:style-name="P6">debug</text:p>
                          <text:list>
                            <text:list-item>
                              <text:p text:style-name="P7">*.a</text:p>
                            </text:list-item>
                          </text:list>
                        </text:list-item>
                        <text:list-item>
                          <text:p text:style-name="P6">release</text:p>
                        </text:list-item>
                      </text:list>
                    </text:list-item>
                    <text:list-item>
                      <text:p text:style-name="P5">x64</text:p>
                      <text:list>
                        <text:list-item>
                          <text:p text:style-name="P6">debug</text:p>
                        </text:list-item>
                        <text:list-item>
                          <text:p text:style-name="P6">release</text:p>
                        </text:list-item>
                      </text:list>
                    </text:list-item>
                  </text:list>
                </text:list-item>
                <text:list-item>
                  <text:p text:style-name="P4">Bin</text:p>
                  <text:list>
                    <text:list-item>
                      <text:p text:style-name="P5">x86</text:p>
                      <text:list>
                        <text:list-item>
                          <text:p text:style-name="P6">debug</text:p>
                          <text:list>
                            <text:list-item>
                              <text:p text:style-name="P7">*.dll</text:p>
                            </text:list-item>
                            <text:list-item>
                              <text:p text:style-name="P7">*.exe</text:p>
                            </text:list-item>
                          </text:list>
                        </text:list-item>
                        <text:list-item>
                          <text:p text:style-name="P6">release</text:p>
                        </text:list-item>
                      </text:list>
                    </text:list-item>
                    <text:list-item>
                      <text:p text:style-name="P5">x64</text:p>
                      <text:list>
                        <text:list-item>
                          <text:p text:style-name="P6">debug</text:p>
                        </text:list-item>
                        <text:list-item>
                          <text:p text:style-name="P6">rele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52in" fo:margin-bottom="0.783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Zheng</meta:initial-creator>
    <meta:creation-date>2011-07-08T14:49:47.40</meta:creation-date>
    <dc:date>2011-07-09T10:15:53.63</dc:date>
    <meta:editing-duration>PT1H20M11S</meta:editing-duration>
    <meta:editing-cycles>10</meta:editing-cycles>
    <meta:generator>OOo-dev/3.4$Win32 OpenOffice.org_project/340m0$Build-9583</meta:generator>
    <meta:document-statistic meta:table-count="0" meta:image-count="0" meta:object-count="0" meta:page-count="1" meta:paragraph-count="46" meta:word-count="97" meta:character-count="334"/>
  </office:meta>
</office:document-meta>
</file>